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, 'Futura B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Coperta">
      <style:paragraph-properties fo:margin-left="0cm" fo:margin-right="0cm" fo:text-indent="0cm" style:auto-text-indent="false"/>
    </style:style>
    <style:style style:name="P2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P3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P4" style:family="paragraph" style:parent-style-name="Header_20_left">
      <style:text-properties fo:color="#000000" fo:language="ro" fo:country="RO" officeooo:rsid="01436e20" officeooo:paragraph-rsid="01436e20"/>
    </style:style>
    <style:style style:name="P5" style:family="paragraph" style:parent-style-name="Footer">
      <style:paragraph-properties fo:text-align="end" style:justify-single-word="false"/>
      <style:text-properties fo:language="ro" fo:country="RO"/>
    </style:style>
    <style:style style:name="P6" style:family="paragraph" style:parent-style-name="Footer">
      <style:paragraph-properties fo:text-align="start" style:justify-single-word="false"/>
      <style:text-properties fo:language="ro" fo:country="RO"/>
    </style:style>
    <style:style style:name="P7" style:family="paragraph" style:parent-style-name="_5f_TEXT">
      <style:text-properties style:font-name="Times New Roman" fo:font-style="normal" fo:font-weight="normal" officeooo:rsid="008ea27b" style:font-name-asian="SimSun" style:font-style-asian="normal" style:font-weight-asian="normal" style:font-name-complex="Mangal" style:font-style-complex="normal" style:font-weight-complex="normal"/>
    </style:style>
    <style:style style:name="P8" style:family="paragraph" style:parent-style-name="_5f_TEXT">
      <style:text-properties fo:color="#ff0000" fo:font-size="18pt" style:text-underline-style="solid" style:text-underline-type="double" style:text-underline-width="auto" style:text-underline-color="font-color" officeooo:rsid="0026cc02" style:font-size-asian="18pt" style:font-size-complex="18pt"/>
    </style:style>
    <style:style style:name="P9" style:family="paragraph" style:parent-style-name="Text_20_Coperta">
      <style:paragraph-properties fo:text-align="center" style:justify-single-word="false"/>
      <style:text-properties fo:font-size="18pt" officeooo:rsid="013ff313" officeooo:paragraph-rsid="013ff313" style:font-size-asian="18pt" style:font-size-complex="18pt"/>
    </style:style>
    <style:style style:name="P10" style:family="paragraph" style:parent-style-name="Text_20_Coperta">
      <style:text-properties style:use-window-font-color="true" fo:font-size="14pt" style:font-size-asian="14pt" style:font-size-complex="14pt"/>
    </style:style>
    <style:style style:name="P11" style:family="paragraph" style:parent-style-name="Text_20_Coperta">
      <style:text-properties fo:color="#ff0000"/>
    </style:style>
    <style:style style:name="P12" style:family="paragraph" style:parent-style-name="Text_20_Coperta">
      <style:paragraph-properties fo:text-align="center" style:justify-single-word="false"/>
      <style:text-properties fo:color="#000000" style:font-name="CMU Serif1" fo:font-size="28pt" fo:font-weight="bold" officeooo:rsid="01436e20" officeooo:paragraph-rsid="01436e20" style:font-size-asian="28pt" style:font-weight-asian="bold" style:font-size-complex="28pt" style:font-weight-complex="bold"/>
    </style:style>
    <style:style style:name="P13" style:family="paragraph" style:parent-style-name="No_20_Spacing">
      <style:paragraph-properties fo:text-align="end" style:justify-single-word="false"/>
      <style:text-properties fo:color="#ff0000" fo:font-size="14pt" officeooo:rsid="0023b43b" officeooo:paragraph-rsid="01436e20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fo:font-size="16pt" officeooo:rsid="001e9135" style:font-size-asian="16pt" style:font-size-complex="16pt"/>
    </style:style>
    <style:style style:name="P16" style:family="paragraph" style:parent-style-name="Text_20_Declaratie" style:master-page-name="Cuprins">
      <style:paragraph-properties style:page-number="1"/>
    </style:style>
    <style:style style:name="P17" style:family="paragraph" style:parent-style-name="Text_20_Coperta" style:master-page-name="Coperta">
      <style:paragraph-properties style:page-number="auto"/>
      <style:text-properties style:use-window-font-color="true" fo:font-size="14pt" style:font-size-asian="14pt" style:font-size-complex="14pt"/>
    </style:style>
    <style:style style:name="P18" style:family="paragraph" style:parent-style-name="_5f_TEXT" style:list-style-name="">
      <style:paragraph-properties fo:margin-left="0cm" fo:margin-right="0cm" fo:text-indent="0cm" style:auto-text-indent="false" text:number-lines="true" text:line-number="0"/>
    </style:style>
    <style:style style:name="P19" style:family="paragraph" style:parent-style-name="_5f_TEXT" style:list-style-name="L1">
      <style:paragraph-properties text:number-lines="true" text:line-number="0"/>
      <style:text-properties officeooo:rsid="01453301" officeooo:paragraph-rsid="01453301"/>
    </style:style>
    <style:style style:name="P20" style:family="paragraph" style:parent-style-name="_5f_TEXT">
      <style:paragraph-properties text:number-lines="true" text:line-number="0"/>
      <style:text-properties officeooo:rsid="01453301" officeooo:paragraph-rsid="01453301"/>
    </style:style>
    <style:style style:name="P21" style:family="paragraph" style:parent-style-name="_31__20_Capitol" style:list-style-name=""/>
    <style:style style:name="P22" style:family="paragraph" style:parent-style-name="_31__20_Capitol" style:list-style-name="" style:master-page-name="Corp_5f_Lucrare">
      <style:paragraph-properties style:page-number="1" text:number-lines="true" text:line-number="0"/>
    </style:style>
    <style:style style:name="T1" style:family="text">
      <style:text-properties officeooo:rsid="01436e2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1033d38" style:font-size-asian="11pt" style:font-size-complex="11pt"/>
    </style:style>
    <style:style style:name="T4" style:family="text">
      <style:text-properties fo:language="ro" fo:country="RO"/>
    </style:style>
    <style:style style:name="T5" style:family="text">
      <style:text-properties fo:language="ro" fo:country="RO" officeooo:rsid="0012067c"/>
    </style:style>
    <style:style style:name="T6" style:family="text">
      <style:text-properties officeooo:rsid="0012067c"/>
    </style:style>
    <style:style style:name="T7" style:family="text">
      <style:text-properties officeooo:rsid="0140056d"/>
    </style:style>
    <style:style style:name="T8" style:family="text">
      <style:text-properties officeooo:rsid="0145330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Tabelul"/>
        <text:sequence-decl text:display-outline-level="1" text:separation-character="." text:name="Figura"/>
      </text:sequence-decls>
      <text:p text:style-name="P17"><text:span text:style-name="T4">UNIVERSITATEA TEHNICĂ „Gheorghe Asachi” </text:span><text:span text:style-name="T5">din</text:span><text:span text:style-name="T4"> IAȘI</text:span></text:p>
      <text:p text:style-name="P10">FACULTATEA DE <text:span text:style-name="T6">AUTOMATICĂ ȘI CALCULATOARE</text:span></text:p>
      <text:p text:style-name="P10">DOMENIUL: <text:span text:style-name="T7">Calculatoare și tehnologia informației</text:span></text:p>
      <text:p text:style-name="P10">SPECIALIZAREA: <text:span text:style-name="T7">Tehnologia informației</text:span></text:p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Text_20_Coperta"/>
      <text:p text:style-name="P1"/>
      <text:p text:style-name="Text_20_Coperta"/>
      <text:p text:style-name="Text_20_Coperta"/>
      <text:p text:style-name="P12">Aplicație de servicii bancare</text:p>
      <text:p text:style-name="Text_20_Coperta"/>
      <text:p text:style-name="P9">Proiect la disciplina</text:p>
      <text:p text:style-name="P9"><text:span text:style-name="T1">Tehnologii internet</text:span> – proiect (<text:span text:style-name="T1">TI-</text:span>P)</text:p>
      <text:p text:style-name="Text_20_Coperta"/>
      <text:p text:style-name="Text_20_Coperta"/>
      <text:p text:style-name="Text_20_Coperta"/>
      <text:p text:style-name="P11"/>
      <text:p text:style-name="Text_20_Coperta">Membrii echipei</text:p>
      <text:p text:style-name="Text_20_Coperta">Nicolae Boca</text:p>
      <text:p text:style-name="Text_20_Coperta">Ștefan Ignătescu</text:p>
      <text:p text:style-name="Text_20_Coperta">Cosmin-Andrei Popovici</text:p>
      <text:p text:style-name="Text_20_Coperta">Gabriel Răileanu </text:p>
      <text:p text:style-name="P13"/>
      <text:p text:style-name="P16"/>
      <text:table-of-content text:style-name="Sect1" text:name="Table of Contents2">
        <text:table-of-content-source text:outline-level="5">
          <text:index-title-template text:style-name="Contents_20_Heading">Cupri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Cuprins</text:p>
          </text:index-title>
          <text:p text:style-name="P14"><text:a xlink:type="simple" xlink:href="#__RefHeading__5011_1794362497" text:style-name="Index_20_Link" text:visited-style-name="Index_20_Link"><text:s/>Introducere</text:a><text:tab/>1</text:p>
          <text:p text:style-name="P14"><text:a xlink:type="simple" xlink:href="#__RefHeading__6364_982623240" text:style-name="Index_20_Link" text:visited-style-name="Index_20_Link"><text:s/>Concluzii</text:a><text:tab/>3</text:p>
        </text:index-body>
      </text:table-of-content>
      <text:p text:style-name="P8"/>
      <text:h text:style-name="P22" text:outline-level="1"><text:bookmark-start text:name="__RefHeading__5011_1794362497"/>Introducere<text:bookmark-end text:name="__RefHeading__5011_1794362497"/></text:h>
      <text:p text:style-name="P18"><text:tab/><text:span text:style-name="T8">Pentru disciplina Tehnologii Internet – Proiect am ales să realizăm o aplicație WEB care să implementeze un mic set de operațiuni de administrare a unei bănci. </text:span></text:p>
      <text:p text:style-name="P18"><text:tab/><text:span text:style-name="T8">Componența echipei:</text:span></text:p>
      <text:list xml:id="list2419475813" text:style-name="L1">
        <text:list-item>
          <text:p text:style-name="P19">Boca Nicolae</text:p>
        </text:list-item>
        <text:list-item>
          <text:p text:style-name="P19">Ștefan Ignătescu</text:p>
        </text:list-item>
        <text:list-item>
          <text:p text:style-name="P19">Cosmin – Andrei Popovici</text:p>
        </text:list-item>
        <text:list-item>
          <text:p text:style-name="P19">Gabriel Răileanu –<text:span text:style-name="T10"> </text:span><text:span text:style-name="T9">team leader</text:span></text:p>
        </text:list-item>
      </text:list>
      <text:p text:style-name="P20"><text:span text:style-name="T10">Proiectul va urmări o metodologie de dezvoltare de tip Agile. Astfel, fiecare sprint are câte 2 săptămâni, care corespund datelor în care este prevăzută activitatea de laborator. Echipa va <text:s/>realiza proiectul organizat pe versiuni și milestone-uri și va folosi ca sistem de versionare Git, împreună cu clienți GUI – SourceTree pentru Windows și GitKraken pentru Linux.</text:span></text:p>
      <text:p text:style-name="P20"><text:span text:style-name="T10">Pentru componenta de bază de date, s-a optat pentru a lucra cu XAMPP/LAMPP, folosindu-se din această suită phpMyAdmin. </text:span></text:p>
      <text:p text:style-name="P20"><text:span text:style-name="T10">Din punct de vedere al dezvoltării aplicației de servicii bancare, se va urmări folosirea modelului pus la dispoziție, implementând o astfel de arhitectură:</text:span></text:p>
      <text:p text:style-name="P20"><text:span text:style-name="T10"/></text:p>
      <text:p text:style-name="P20"><text:span text:style-name="T10">---poză cum se conectează la client/server </text:span></text:p>
      <text:p text:style-name="P20"><text:span text:style-name="T10"/></text:p>
      <text:p text:style-name="P20"><text:span text:style-name="T10">Am ales această temă </text:span></text:p>
      <text:h text:style-name="_31__20_Capitol" text:outline-level="1"/>
      <text:p text:style-name="P7"/>
      <text:h text:style-name="P21" text:outline-level="1"><text:bookmark-start text:name="__RefHeading__6364_982623240"/>Concluzii<text:bookmark-end text:name="__RefHeading__6364_982623240"/></text:h>
      <text:p text:style-name="_5f_TEXT"/>
      <text:p text:style-name="_5f_TEXT"/>
      <text:p text:style-name="P15"><text:bookmark-start text:name="__RefHeading__6324_59671573"/><text:bookmark-end text:name="__RefHeading__6324_5967157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onsolas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MU Serif1" svg:font-family="'CMU Serif'" style:font-pitch="variable"/>
    <style:font-face style:name="CMU Serif" svg:font-family="'CMU Serif'" style:font-adornments="Italic" style:font-family-generic="roman" style:font-pitch="variable"/>
    <style:font-face style:name="Cambria" svg:font-family="Cambria" style:font-adornments="Bold" style:font-family-generic="roman" style:font-pitch="variable"/>
    <style:font-face style:name="Liberation Serif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3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alibri" svg:font-family="Calibri, 'Futura B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ff0000"/>
    </style:style>
    <style:style style:name="Heading" style:family="paragraph" style:parent-style-name="Text_20_body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loext:contextual-spacing="false" fo:line-height="100%" fo:text-align="justify" style:justify-single-word="false" style:page-number="auto"/>
      <style:text-properties style:text-outline="false" style:text-line-through-style="none" style:text-line-through-type="none" fo:font-size="12pt" style:text-blink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Text_20_body" style:class="extra">
      <style:paragraph-properties fo:margin-top="0cm" fo:margin-bottom="0.4cm" loext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Text_20_body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_20_indent" style:class="text" style:master-page-name="">
      <style:paragraph-properties fo:margin-left="1.251cm" fo:margin-right="0cm" fo:margin-top="0.423cm" fo:margin-bottom="0.423cm" loext:contextual-spacing="false" fo:text-indent="0cm" style:auto-text-indent="false" style:page-number="auto" fo:break-before="page" style:shadow="none" text:number-lines="true" text:line-number="0">
        <style:tab-stops>
          <style:tab-stop style:position="0.76cm"/>
        </style:tab-stops>
      </style:paragraph-properties>
      <style:text-properties fo:color="#004586"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indent" style:class="text" style:master-page-name="">
      <loext:graphic-properties draw:fill="none" draw:fill-color="#729fcf"/>
      <style:paragraph-properties fo:margin-left="1.251cm" fo:margin-right="0cm" fo:margin-top="0.42cm" fo:margin-bottom="0.21cm" loext:contextual-spacing="false" fo:text-indent="0cm" style:auto-text-indent="false" style:page-number="auto" fo:background-color="transparent" style:shadow="none">
        <style:tab-stops/>
      </style:paragraph-properties>
      <style:text-properties fo:color="#004586" style:font-name="Times New Roman2" fo:font-family="'Times New Roman'" style:font-style-name="Italic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normal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left="1.251cm" fo:margin-right="0cm" fo:margin-top="0.42cm" fo:margin-bottom="0.21cm" loext:contextual-spacing="false" fo:line-height="100%" fo:text-indent="0cm" style:auto-text-indent="false" style:page-number="auto"/>
      <style:text-properties fo:color="#004586" style:font-name="Times New Roman4" fo:font-family="'Times New Roman'" style:font-style-name="Regular" style:font-family-generic="roman" style:font-pitch="variable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line-height="110%" fo:text-align="center" style:justify-single-word="false" style:page-number="auto" text:number-lines="false" text:line-number="0"/>
      <style:text-properties fo:font-size="12pt"/>
    </style:style>
    <style:style style:name="Tabelul" style:family="paragraph" style:parent-style-name="Caption" style:next-style-name="Text_20_body" style:master-page-name="">
      <style:paragraph-properties fo:margin-top="0.21cm" fo:margin-bottom="0cm" loext:contextual-spacing="false" style:page-number="auto"/>
      <style:text-properties fo:color="#004586" fo:font-size="11pt"/>
    </style:style>
    <style:style style:name="Figura" style:family="paragraph" style:parent-style-name="Caption" style:master-page-name="">
      <style:paragraph-properties fo:margin-top="0cm" fo:margin-bottom="0cm" loext:contextual-spacing="false" style:page-number="auto"/>
      <style:text-properties fo:color="#004586" fo:font-size="11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63cm" loext:contextual-spacing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margin-top="0cm" fo:margin-bottom="0cm" loext:contextual-spacing="false" fo:line-height="115%" fo:text-indent="0cm" style:auto-text-indent="false" fo:background-color="transparent">
        <style:tab-stops>
          <style:tab-stop style:position="16.501cm" style:type="right" style:leader-style="dotted" style:leader-text="."/>
        </style:tab-stops>
      </style:paragraph-properties>
      <style:text-properties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15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15%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fo:break-before="auto" fo:break-after="auto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1cm" fo:margin-right="0cm" fo:margin-top="0cm" fo:margin-bottom="0.101cm" loext:contextual-spacing="false" fo:line-height="100%" fo:text-align="justify" style:justify-single-word="false" fo:keep-together="always" fo:text-indent="-1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1pt"/>
    </style:style>
    <style:style style:name="Frame_20_contents" style:display-name="Frame contents" style:family="paragraph" style:parent-style-name="Text_20_body" style:class="extra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weight-asian="bold" style:font-weight-complex="bold"/>
    </style:style>
    <style:style style:name="Footnote" style:family="paragraph" style:parent-style-name="Text_20_body" style:class="extra" style:master-page-name="">
      <style:paragraph-properties fo:margin-left="0.499cm" fo:margin-right="0cm" fo:margin-top="0cm" fo:margin-bottom="0cm" loext:contextual-spacing="false" fo:text-align="justify" style:justify-single-word="false" fo:keep-together="always" fo:text-indent="-0.499cm" style:auto-text-indent="false" style:page-number="auto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hidden="true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Heading_20_5" style:display-name="Heading 5" style:family="paragraph" style:parent-style-name="Heading" style:next-style-name="Text_20_body_20_indent" style:class="text" style:master-page-name="">
      <style:paragraph-properties fo:margin-left="1.251cm" fo:margin-right="0cm" fo:margin-top="0.42cm" fo:margin-bottom="0.21cm" loext:contextual-spacing="false" fo:text-indent="0cm" style:auto-text-indent="false" style:page-number="auto"/>
      <style:text-properties fo:color="#004586" style:font-name="Times New Roman3" fo:font-family="'Times New Roman'" style:font-style-name="Bold Italic" style:font-family-generic="roman" style:font-pitch="variable" fo:font-size="13pt" fo:font-style="italic" fo:font-weight="bold" style:font-size-asian="13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1.251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635cm" fo:margin-right="0cm" fo:margin-top="0.21cm" fo:margin-bottom="0.21cm" loext:contextual-spacing="false" fo:text-indent="-0.635cm" style:auto-text-indent="false"/>
    </style:style>
    <style:style style:name="Table" style:family="paragraph" style:hidden="true" style:parent-style-name="Caption" style:class="extra"/>
    <style:style style:name="_5f_COD" style:display-name="_COD" style:family="paragraph" style:master-page-name="">
      <loext:graphic-properties draw:fill="none" draw:fill-color="#729fcf"/>
      <style:paragraph-properties fo:margin-top="0.21cm" fo:margin-bottom="0.21cm" loext:contextual-spacing="true" style:page-number="auto" fo:background-color="transparent" fo:padding-left="0.42cm" fo:padding-right="0.42cm" fo:padding-top="0.21cm" fo:padding-bottom="0.21cm" fo:border="0.06pt solid #b3b3b3" style:shadow="none">
        <style:tab-stops>
          <style:tab-stop style:position="0.64cm"/>
        </style:tab-stops>
      </style:paragraph-properties>
      <style:text-properties style:font-name="Consolas" fo:font-family="Consolas" style:font-style-name="Regular" style:font-family-generic="modern" style:font-pitch="fixed" fo:font-size="11pt" fo:letter-spacing="normal" style:text-scale="9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style:font-name="Cambria" fo:font-family="Cambria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ext_20_Coperta" style:display-name="Text Coperta" style:family="paragraph" style:master-page-name="">
      <style:paragraph-properties fo:margin-left="0.42cm" fo:margin-right="0cm" fo:line-height="125%" fo:text-indent="0cm" style:auto-text-indent="false" style:page-number="auto"/>
      <style:text-properties fo:font-size="16pt"/>
    </style:style>
    <style:style style:name="Header_20_right" style:display-name="Header right" style:family="paragraph" style:parent-style-name="Text_20_body" style:class="extra" style:master-page-name="">
      <style:paragraph-properties fo:margin-left="0cm" fo:margin-right="0cm" fo:text-align="end" style:justify-single-word="false" fo:text-indent="0cm" style:auto-text-indent="false" style:page-number="auto" fo:padding="0.049cm" fo:border-left="none" fo:border-right="none" fo:border-top="none" fo:border-bottom="0.2pt solid #000000" style:shadow="none" text:number-lines="false" text:line-number="0">
        <style:tab-stops>
          <style:tab-stop style:position="0.64cm" style:type="right"/>
        </style:tab-stops>
      </style:paragraph-properties>
      <style:text-properties fo:color="#000000"/>
    </style:style>
    <style:style style:name="Header_20_left" style:display-name="Header left" style:family="paragraph" style:parent-style-name="Text_20_body" style:class="extra">
      <style:paragraph-properties fo:margin-left="0cm" fo:margin-right="0cm" fo:text-align="start" style:justify-single-word="false" fo:text-indent="0cm" style:auto-text-indent="false" fo:padding="0.049cm" fo:border-left="none" fo:border-right="none" fo:border-top="none" fo:border-bottom="0.2pt solid #000000" style:shadow="none" text:number-lines="false" text:line-number="0">
        <style:tab-stops>
          <style:tab-stop style:position="0.64cm"/>
        </style:tab-stops>
      </style:paragraph-properties>
      <style:text-properties fo:color="#000000"/>
    </style:style>
    <style:style style:name="Text_20_Box" style:display-name="Text Box" style:family="paragraph" style:default-outline-level="" style:list-style-name="" style:master-page-name="">
      <style:paragraph-properties fo:margin-left="0cm" fo:margin-right="0cm" fo:text-indent="0cm" style:auto-text-indent="false" style:page-number="auto">
        <style:tab-stops/>
      </style:paragraph-properties>
      <style:text-properties fo:text-transform="uppercase" style:font-name="Consolas" fo:font-family="Consolas" style:font-style-name="Regular" style:font-family-generic="modern" style:font-pitch="fixed" fo:font-size="12pt"/>
    </style:style>
    <style:style style:name="Text_20_Declaratie" style:display-name="Text Declaratie" style:family="paragraph">
      <style:paragraph-properties fo:line-height="125%" fo:text-align="justify" style:justify-single-word="false"/>
      <style:text-properties fo:font-size="13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2.04pt outset #004586" style:shadow="none" text:number-lines="false" text:line-number="0" style:join-border="false"/>
      <style:text-properties fo:font-size="6pt" style:font-size-asian="6pt" style:font-size-complex="6pt"/>
    </style:style>
    <style:style style:name="Contents_20_5" style:display-name="Contents 5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text-indent="1.27cm" style:auto-text-indent="false"/>
    </style:style>
    <style:style style:name="_5f_TEXT" style:display-name="_TEXT" style:family="paragraph">
      <style:paragraph-properties fo:margin-left="0cm" fo:margin-right="0cm" fo:text-align="justify" style:justify-single-word="false" fo:text-indent="1.27cm" style:auto-text-indent="false" style:shadow="none"/>
    </style:style>
    <style:style style:name="_31__20_Capitol" style:display-name="1 Capitol" style:family="paragraph" style:next-style-name="_5f_TEXT" style:default-outline-level="1" style:master-page-name="">
      <style:paragraph-properties fo:margin-left="0cm" fo:margin-right="0cm" fo:margin-top="0.42cm" fo:margin-bottom="0.42cm" loext:contextual-spacing="false" fo:text-indent="1.27cm" style:auto-text-indent="false" style:page-number="auto" fo:break-before="page"/>
      <style:text-properties fo:color="#004586" fo:font-size="14pt" fo:font-weight="bold" style:font-size-asian="14pt" style:font-weight-asian="bold"/>
    </style:style>
    <style:style style:name="_32__20_Subcapitol" style:display-name="2 Subcapitol" style:family="paragraph" style:next-style-name="_5f_TEXT" style:default-outline-level="2" style:master-page-name="">
      <style:paragraph-properties fo:margin-left="1.27cm" fo:margin-right="0cm" fo:margin-top="0.42cm" fo:margin-bottom="0.21cm" loext:contextual-spacing="false" fo:text-indent="0cm" style:auto-text-indent="false" style:page-number="auto"/>
      <style:text-properties fo:color="#004586" fo:font-size="13pt" fo:font-style="italic" fo:font-weight="bold" style:font-size-asian="13pt"/>
    </style:style>
    <style:style style:name="_33__20_Sub-Subcapitol" style:display-name="3 Sub-Subcapitol" style:family="paragraph" style:next-style-name="_5f_TEXT" style:default-outline-level="3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style:font-size-asian="13pt" style:font-style-asian="italic"/>
    </style:style>
    <style:style style:name="_34__20_Sub-Sub-Subcapitol" style:display-name="4 Sub-Sub-Subcapitol" style:family="paragraph" style:next-style-name="_5f_TEXT" style:default-outline-level="4" style:master-page-name="">
      <style:paragraph-properties fo:margin-left="1.27cm" fo:margin-right="0cm" fo:margin-top="0.42cm" fo:margin-bottom="0.21cm" loext:contextual-spacing="false" fo:text-indent="0cm" style:auto-text-indent="false" style:page-number="auto" style:snap-to-layout-grid="false"/>
      <style:text-properties fo:color="#004586" fo:font-size="13pt" style:font-size-asian="13pt"/>
    </style:style>
    <style:style style:name="_35__20_Anexă" style:display-name="5 Anexă" style:family="paragraph" style:next-style-name="_5f_TEXT" style:default-outline-level="5">
      <style:paragraph-properties fo:margin-left="1.27cm" fo:margin-right="0cm" fo:margin-top="0.42cm" fo:margin-bottom="0.21cm" loext:contextual-spacing="false" fo:text-indent="0cm" style:auto-text-indent="false"/>
      <style:text-properties fo:color="#004586" fo:font-size="13pt" fo:font-style="italic" fo:font-weight="bold" style:font-size-asian="13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, 'Futura Bk'" style:font-family-generic="swiss" style:font-pitch="variable" fo:font-size="11pt" fo:language="en" fo:country="US" style:font-name-asian="Calibri" style:font-family-asian="Calibri, 'Futura Bk'" style:font-family-generic-asian="swiss" style:font-pitch-asian="variable" style:font-size-asian="11pt" style:language-asian="zh" style:country-asian="CN" style:font-name-complex="Calibri" style:font-family-complex="Calibri, 'Futura Bk'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Footnote_20_Symbol" style:display-name="Foot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Times New Roman2" fo:font-family="'Times New Roman'" style:font-style-name="Italic" style:font-family-generic="roman" style:font-pitch="variable" fo:font-style="italic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font-style="normal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" style:family="text">
      <style:text-properties style:font-name="Liberation Serif" fo:font-family="'Liberation Serif'" style:font-style-name="Italic" style:font-family-generic="roman" style:font-pitch="variable" fo:font-style="italic" fo:background-color="transparent" style:font-style-asian="italic" style:font-style-complex="italic"/>
    </style:style>
    <style:style style:name="OOoComputerCode" style:family="text">
      <style:text-properties fo:color="#000000" style:font-name="Consolas" fo:font-family="Consolas" style:font-style-name="Regular" style:font-family-generic="modern" style:font-pitch="fixed" fo:font-size="11pt" fo:background-color="transparent" style:text-scale="90%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FORMULA" style:display-name="_FORMULA" style:family="text">
      <style:text-properties style:font-name="CMU Serif" fo:font-family="'CMU Serif'" style:font-style-name="Italic" style:font-family-generic="roman" style:font-pitch="variable" fo:font-style="italic" fo:font-weight="normal" fo:background-color="transparent"/>
    </style:style>
    <style:style style:name="_5f_Italic" style:display-name="_Italic" style:family="text">
      <style:text-properties fo:font-style="italic" style:font-style-asian="italic"/>
    </style:style>
    <style:style style:name="Index_20_Link" style:display-name="Index Link" style:family="text"/>
    <style:style style:name="_5f_ENGLISH" style:display-name="_ENGLISH" style:family="text" style:parent-style-name="Drop_20_Caps">
      <style:text-properties fo:language="en" fo:country="US" fo:font-style="italic" fo:background-color="transparent"/>
    </style:style>
    <style:style style:name="Drop_20_Caps" style:display-name="Drop Caps" style:family="text"/>
    <style:style style:name="_5f_CODE" style:display-name="_CODE" style:family="text">
      <style:text-properties style:font-name="Consolas" fo:font-family="Consolas" style:font-style-name="Regular" style:font-family-generic="modern" style:font-pitch="fixed" fo:font-size="12pt" fo:font-style="normal" style:text-scale="90%"/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.21cm" fo:margin-bottom="0.21cm" style:wrap="none" style:vertical-pos="top" style:vertical-rel="paragraph-content" style:horizontal-pos="center" style:horizontal-rel="page-content" fo:padding="0cm" fo:border="none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Capitolul 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prefix="A" style:num-suffix=". 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◦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▪">
        <style:list-level-properties text:list-level-position-and-space-mode="label-alignment" fo:text-align="end">
          <style:list-level-label-alignment text:label-followed-by="listtab" text:list-tab-stop-position="4.445cm" fo:text-indent="-0.316cm" fo:margin-left="4.4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▫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›">
        <style:list-level-properties text:list-level-position-and-space-mode="label-alignment" fo:text-align="end">
          <style:list-level-label-alignment text:label-followed-by="listtab" text:list-tab-stop-position="5.715cm" fo:text-indent="-0.316cm" fo:margin-left="5.715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6.985cm" fo:text-indent="-0.316cm" fo:margin-left="6.985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8.255cm" fo:text-indent="-0.316cm" fo:margin-left="8.255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2" style:display-name="List 2">
      <text:list-level-style-bullet text:level="1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175cm" fo:text-indent="-0.316cm" fo:margin-left="3.175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4.4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style-name="Numbering_20_Symbols" text:bullet-char="−">
        <style:list-level-properties text:list-level-position-and-space-mode="label-alignment" fo:text-align="end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75cm" fo:text-indent="-0.115cm" fo:margin-left="3.17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11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11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11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8.255cm" fo:text-indent="-0.115cm" fo:margin-left="8.25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_5f_Listă_20_cu_20_buline" style:display-name="_Listă cu buline">
      <text:list-level-style-bullet text:level="1" text:bullet-char="•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Times New Roman'" style:font-style-name="Regular" style:font-family-generic="roman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Times New Roman'" style:font-style-name="Regular" style:font-family-generic="roman"/>
      </text:list-level-style-bullet>
      <text:list-level-style-bullet text:level="3" text:bullet-char="◦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Times New Roman'" style:font-style-name="Regular" style:font-family-generic="roman"/>
      </text:list-level-style-bullet>
      <text:list-level-style-bullet text:level="4" text:bullet-char="▪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Times New Roman'" style:font-style-name="Regular" style:font-family-generic="roman"/>
      </text:list-level-style-bullet>
      <text:list-level-style-bullet text:level="5" text:bullet-char="▫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Times New Roman'" style:font-style-name="Regular" style:font-family-generic="roman"/>
      </text:list-level-style-bullet>
      <text:list-level-style-bullet text:level="6" text:bullet-char="›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Times New Roman'" style:font-style-name="Regular" style:font-family-generic="roman"/>
      </text:list-level-style-bullet>
      <text:list-level-style-bullet text:level="7" text:bullet-char="»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Times New Roman'" style:font-style-name="Regular" style:font-family-generic="roman"/>
      </text:list-level-style-bullet>
      <text:list-level-style-bullet text:level="8" text:bullet-char="›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Times New Roman'" style:font-style-name="Regular" style:font-family-generic="roman"/>
      </text:list-level-style-bullet>
      <text:list-level-style-bullet text:level="9" text:bullet-char="›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Times New Roman'" style:font-style-name="Regular" style:font-family-generic="roman"/>
      </text:list-level-style-bullet>
      <text:list-level-style-bullet text:level="10" text:bullet-char="›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Times New Roman'" style:font-style-name="Regular" style:font-family-generic="roman"/>
      </text:list-level-style-bullet>
    </text:list-style>
    <text:list-style style:name="_5f_Listă_20_cu_20_liniuțe" style:display-name="_Listă cu liniuțe">
      <text:list-level-style-bullet text:level="1" text:bullet-char="−">
        <style:list-level-properties text:list-level-position-and-space-mode="label-alignment" fo:text-align="center">
          <style:list-level-label-alignment text:label-followed-by="listtab" text:list-tab-stop-position="2.54cm" fo:text-indent="-0.319cm" fo:margin-left="2.54cm"/>
        </style:list-level-properties>
        <style:text-properties fo:font-family="'Segoe UI'" style:font-style-name="Regular"/>
      </text:list-level-style-bullet>
      <text:list-level-style-bullet text:level="2" text:bullet-char="−">
        <style:list-level-properties text:list-level-position-and-space-mode="label-alignment" fo:text-align="center">
          <style:list-level-label-alignment text:label-followed-by="listtab" text:list-tab-stop-position="3.18cm" fo:text-indent="-0.321cm" fo:margin-left="3.18cm"/>
        </style:list-level-properties>
        <style:text-properties fo:font-family="'Segoe UI'" style:font-style-name="Regular"/>
      </text:list-level-style-bullet>
      <text:list-level-style-bullet text:level="3" text:bullet-char="−">
        <style:list-level-properties text:list-level-position-and-space-mode="label-alignment" fo:text-align="center">
          <style:list-level-label-alignment text:label-followed-by="listtab" text:list-tab-stop-position="3.81cm" fo:text-indent="-0.319cm" fo:margin-left="3.81cm"/>
        </style:list-level-properties>
        <style:text-properties fo:font-family="'Segoe UI'" style:font-style-name="Regular"/>
      </text:list-level-style-bullet>
      <text:list-level-style-bullet text:level="4" text:bullet-char="−">
        <style:list-level-properties text:list-level-position-and-space-mode="label-alignment" fo:text-align="center">
          <style:list-level-label-alignment text:label-followed-by="listtab" text:list-tab-stop-position="4.45cm" fo:text-indent="-0.321cm" fo:margin-left="4.45cm"/>
        </style:list-level-properties>
        <style:text-properties fo:font-family="'Segoe UI'" style:font-style-name="Regular"/>
      </text:list-level-style-bullet>
      <text:list-level-style-bullet text:level="5" text:bullet-char="−">
        <style:list-level-properties text:list-level-position-and-space-mode="label-alignment" fo:text-align="center">
          <style:list-level-label-alignment text:label-followed-by="listtab" text:list-tab-stop-position="5.08cm" fo:text-indent="-0.319cm" fo:margin-left="5.08cm"/>
        </style:list-level-properties>
        <style:text-properties fo:font-family="'Segoe UI'" style:font-style-name="Regular"/>
      </text:list-level-style-bullet>
      <text:list-level-style-bullet text:level="6" text:bullet-char="−">
        <style:list-level-properties text:list-level-position-and-space-mode="label-alignment" fo:text-align="center">
          <style:list-level-label-alignment text:label-followed-by="listtab" text:list-tab-stop-position="5.72cm" fo:text-indent="-0.321cm" fo:margin-left="5.72cm"/>
        </style:list-level-properties>
        <style:text-properties fo:font-family="'Segoe UI'" style:font-style-name="Regular"/>
      </text:list-level-style-bullet>
      <text:list-level-style-bullet text:level="7" text:bullet-char="−">
        <style:list-level-properties text:list-level-position-and-space-mode="label-alignment" fo:text-align="center">
          <style:list-level-label-alignment text:label-followed-by="listtab" text:list-tab-stop-position="6.35cm" fo:text-indent="-0.319cm" fo:margin-left="6.35cm"/>
        </style:list-level-properties>
        <style:text-properties fo:font-family="'Segoe UI'" style:font-style-name="Regular"/>
      </text:list-level-style-bullet>
      <text:list-level-style-bullet text:level="8" text:bullet-char="−">
        <style:list-level-properties text:list-level-position-and-space-mode="label-alignment" fo:text-align="center">
          <style:list-level-label-alignment text:label-followed-by="listtab" text:list-tab-stop-position="6.99cm" fo:text-indent="-0.321cm" fo:margin-left="6.99cm"/>
        </style:list-level-properties>
        <style:text-properties fo:font-family="'Segoe UI'" style:font-style-name="Regular"/>
      </text:list-level-style-bullet>
      <text:list-level-style-bullet text:level="9" text:bullet-char="−">
        <style:list-level-properties text:list-level-position-and-space-mode="label-alignment" fo:text-align="center">
          <style:list-level-label-alignment text:label-followed-by="listtab" text:list-tab-stop-position="7.62cm" fo:text-indent="-0.319cm" fo:margin-left="7.62cm"/>
        </style:list-level-properties>
        <style:text-properties fo:font-family="'Segoe UI'" style:font-style-name="Regular"/>
      </text:list-level-style-bullet>
      <text:list-level-style-bullet text:level="10" text:bullet-char="−">
        <style:list-level-properties text:list-level-position-and-space-mode="label-alignment" fo:text-align="center">
          <style:list-level-label-alignment text:label-followed-by="listtab" text:list-tab-stop-position="8.26cm" fo:text-indent="-0.321cm" fo:margin-left="8.26cm"/>
        </style:list-level-properties>
        <style:text-properties fo:font-family="'Segoe UI'" style:font-style-name="Regular"/>
      </text:list-level-style-bullet>
    </text:list-style>
    <text:list-style style:name="_5f_Listă_20_numerotată" style:display-name="_Listă numerotată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12cm" fo:margin-left="2.54cm"/>
        </style:list-level-properties>
      </text:list-level-style-number>
      <text:list-level-style-number text:level="2" text:style-name="Numbering_20_Symbols" style:num-suffix=")." style:num-format="a">
        <style:list-level-properties text:list-level-position-and-space-mode="label-alignment" fo:text-align="end">
          <style:list-level-label-alignment text:label-followed-by="listtab" text:list-tab-stop-position="3.18cm" fo:text-indent="-0.12cm" fo:margin-left="3.18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12cm" fo:margin-left="3.8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45cm" fo:text-indent="-0.12cm" fo:margin-left="4.45cm"/>
        </style:list-level-properties>
      </text:list-level-style-number>
      <text:list-level-style-number text:level="5" text:style-name="Numbering_20_Symbols" style:num-suffix="." style:num-format="A" style:num-letter-sync="true">
        <style:list-level-properties text:list-level-position-and-space-mode="label-alignment" fo:text-align="end">
          <style:list-level-label-alignment text:label-followed-by="listtab" text:list-tab-stop-position="5.08cm" fo:text-indent="-0.12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72cm" fo:text-indent="-0.12cm" fo:margin-left="5.72cm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12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 fo:text-align="end">
          <style:list-level-label-alignment text:label-followed-by="listtab" text:list-tab-stop-position="6.99cm" fo:text-indent="-0.12cm" fo:margin-left="6.99cm"/>
        </style:list-level-properties>
      </text:list-level-style-number>
      <text:list-level-style-number text:level="9" style:num-suffix="." style:num-format="1">
        <style:list-level-properties text:list-level-position-and-space-mode="label-alignment" fo:text-align="end">
          <style:list-level-label-alignment text:label-followed-by="listtab" text:list-tab-stop-position="7.62cm" fo:text-indent="-0.12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 fo:text-align="end">
          <style:list-level-label-alignment text:label-followed-by="listtab" text:list-tab-stop-position="8.26cm" fo:text-indent="-0.12cm" fo:margin-left="8.26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o" fo:country="RO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Coperta">
      <style:paragraph-properties fo:margin-left="0cm" fo:margin-right="0cm" fo:text-align="center" style:justify-single-word="false" fo:text-indent="0cm" style:auto-text-indent="false"/>
      <style:text-properties fo:language="ro" fo:country="RO" officeooo:paragraph-rsid="0013da26"/>
    </style:style>
    <style:style style:name="MP2" style:family="paragraph" style:parent-style-name="Header_20_right">
      <style:text-properties fo:font-size="11pt" fo:language="ro" fo:country="RO" officeooo:paragraph-rsid="0056ba94" style:font-size-asian="11pt" style:font-size-complex="11pt"/>
    </style:style>
    <style:style style:name="MP3" style:family="paragraph" style:parent-style-name="Header_20_left">
      <style:text-properties fo:color="#000000" fo:language="ro" fo:country="RO" officeooo:rsid="01436e20" officeooo:paragraph-rsid="01436e20"/>
    </style:style>
    <style:style style:name="MP4" style:family="paragraph" style:parent-style-name="Footer">
      <style:paragraph-properties fo:text-align="end" style:justify-single-word="false"/>
      <style:text-properties fo:language="ro" fo:country="RO"/>
    </style:style>
    <style:style style:name="MP5" style:family="paragraph" style:parent-style-name="Footer">
      <style:paragraph-properties fo:text-align="start" style:justify-single-word="false"/>
      <style:text-properties fo:language="ro" fo:country="RO"/>
    </style:style>
    <style:style style:name="MT1" style:family="text">
      <style:text-properties officeooo:rsid="01436e20"/>
    </style:style>
    <style:style style:name="MT2" style:family="text">
      <style:text-properties fo:font-size="11pt" officeooo:rsid="01033d38" style:font-size-asian="11pt" style:font-size-complex="11pt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.499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" style:print-orientation="portrait" fo:margin-top="2cm" fo:margin-bottom="2cm" fo:margin-left="2.499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Coperta" style:page-layout-name="Mpm3" style:next-style-name="Declarație">
      <style:footer>
        <text:p text:style-name="MP1">Iași, 201<text:span text:style-name="MT1">9</text:span></text:p>
      </style:footer>
    </style:master-page>
    <style:master-page style:name="Cuprins" style:page-layout-name="Mpm4"/>
    <style:master-page style:name="Corp_5f_Lucrare" style:display-name="Corp_Lucrare" style:page-layout-name="Mpm5">
      <style:header>
        <text:p text:style-name="MP2"><text:chapter text:display="number-and-name" text:outline-level="1">Concluzii</text:chapter></text:p>
      </style:header>
      <style:header-left>
        <text:p text:style-name="MP3"><text:span text:style-name="MT2">R</text:span><text:span text:style-name="MT3">IPBank Team</text:span></text:p>
      </style:header-left>
      <style:footer>
        <text:p text:style-name="MP4"><text:page-number text:select-page="current">3</text:page-number></text:p>
      </style:footer>
      <style:footer-left>
        <text:p text:style-name="MP5"><text:page-number text:select-page="current">2</text:page-number><text:s/></text:p>
      </style:footer-left>
    </style:master-page>
    <style:master-page style:name="First_20_Page" style:display-name="First Page" style:page-layout-name="Mpm6" style:next-style-name="Standard"/>
    <style:master-page style:name="Index" style:page-layout-name="Mpm6"/>
    <style:master-page style:name="Declarație" style:page-layout-name="Mpm7" style:next-style-name="Cuprins"/>
    <style:master-page style:name="Rezumat" style:page-layout-name="Mpm8"/>
    <style:master-page style:name="Right_20_Page" style:display-name="Right Page" style:page-layout-name="Mpm9" style:next-style-name="Left_20_Page"/>
    <style:master-page style:name="Left_20_Page" style:display-name="Left Page" style:page-layout-name="Mpm10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7T16:34:00</meta:creation-date>
    <meta:generator>LibreOffice/6.2.0.3$Linux_X86_64 LibreOffice_project/98c6a8a1c6c7b144ce3cc729e34964b47ce25d62</meta:generator>
    <meta:editing-duration>P5DT10H3M29S</meta:editing-duration>
    <meta:editing-cycles>261</meta:editing-cycles>
    <dc:date>2019-03-16T15:32:51.964313829</dc:date>
    <meta:print-date>2014-05-05T17:43:31.734000000</meta:print-date>
    <meta:document-statistic meta:table-count="0" meta:image-count="0" meta:object-count="0" meta:page-count="7" meta:paragraph-count="34" meta:word-count="205" meta:character-count="1414" meta:non-whitespace-character-count="1231"/>
  </office:meta>
</office:document-meta>
</file>